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b2f02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dcbd9" officeooo:paragraph-rsid="000dcbd9"/>
    </style:style>
    <style:style style:name="P4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officeooo:paragraph-rsid="000f5c11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officeooo:rsid="000b2f02" officeooo:paragraph-rsid="000b2f02"/>
    </style:style>
    <style:style style:name="P7" style:family="paragraph" style:parent-style-name="Standard">
      <style:paragraph-properties fo:margin-left="0cm" fo:margin-right="0cm" fo:margin-top="0cm" fo:margin-bottom="0.081cm" style:contextual-spacing="false" fo:text-indent="0cm" style:auto-text-indent="false"/>
      <style:text-properties officeooo:rsid="000ca06e" officeooo:paragraph-rsid="000dcbd9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0b2f0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officeooo:rsid="000ca06e" officeooo:paragraph-rsid="000dcbd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style:text-underline-style="solid" style:text-underline-width="auto" style:text-underline-color="font-color" officeooo:rsid="000f5c11" officeooo:paragraph-rsid="000dcbd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font-size="11pt" officeooo:rsid="00106055" officeooo:paragraph-rsid="00106055" style:font-size-asian="9.60000038146973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  <style:text-properties fo:font-size="10.5pt" officeooo:rsid="00106055" officeooo:paragraph-rsid="00106055" style:font-size-asian="9.14999961853027pt" style:font-size-complex="10.5pt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22pt" fo:font-weight="bold" officeooo:rsid="000c388b" style:font-size-asian="22pt" style:font-weight-asian="bold" style:font-size-complex="22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b2f02"/>
    </style:style>
    <style:style style:name="T5" style:family="text">
      <style:text-properties officeooo:rsid="000c388b"/>
    </style:style>
    <style:style style:name="T6" style:family="text">
      <style:text-properties officeooo:rsid="000ca06e"/>
    </style:style>
    <style:style style:name="T7" style:family="text">
      <style:text-properties officeooo:rsid="000dcbd9"/>
    </style:style>
    <style:style style:name="T8" style:family="text">
      <style:text-properties officeooo:rsid="000f5c11"/>
    </style:style>
    <style:style style:name="T9" style:family="text">
      <style:text-properties style:text-underline-style="none" officeooo:rsid="000b2f02"/>
    </style:style>
    <style:style style:name="T10" style:family="text">
      <style:text-properties style:text-underline-style="solid" style:text-underline-width="auto" style:text-underline-color="font-color" officeooo:rsid="000b2f0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</text:span><text:span text:style-name="T2">mily Mota Martins </text:span></text:p>
      <text:p text:style-name="P1">Idade: <text:span text:style-name="T4">16 </text:span>anos<text:line-break/><text:span text:style-name="T4">Elias Muntoreanu</text:span>, <text:span text:style-name="T4">137</text:span>, <text:span text:style-name="T4">Centro</text:span>, <text:span text:style-name="T4">Guaíra</text:span>/<text:span text:style-name="T4">PR</text:span><text:line-break/>Telefone: <text:span text:style-name="T4">44 9730-9153</text:span> <text:line-break/>gmail;<text:a xlink:type="simple" xlink:href="mailto:emilymota636@gmail.com" text:style-name="Internet_20_link" text:visited-style-name="Visited_20_Internet_20_Link"><text:span text:style-name="T9">emilymota636@gmail.com</text:span></text:a></text:p>
      <text:p text:style-name="P4"/>
      <text:p text:style-name="P1"><text:span text:style-name="T3">OBJETIVO</text:span></text:p>
      <text:p text:style-name="P3">Contribuir com os objetivos <text:span text:style-name="T8">da empresa e vivenciar na prática os conhecimentos adquiridos no curso.</text:span></text:p>
      <text:p text:style-name="P4"/>
      <text:p text:style-name="P1"><text:span text:style-name="T3">FORMAÇÃO</text:span></text:p>
      <text:p text:style-name="P8"><text:span text:style-name="T5">Técnico em Aministração Integrado ao Ensino Médio </text:span>(cursando - 2023)</text:p>
      <text:p text:style-name="P2"><text:span text:style-name="T4">Conclusão – </text:span><text:span text:style-name="T6">(2022-2024)</text:span><text:line-break/><text:span text:style-name="T4">Colégio Estadual Mendes Gonçalves</text:span></text:p>
      <text:p text:style-name="P4"/>
      <text:p text:style-name="P1"><text:span text:style-name="T3">EXPERIÊNCIA </text:span></text:p>
      <text:p text:style-name="P7">Representante de turma. </text:p>
      <text:p text:style-name="P9"><text:span text:style-name="T7">Gestão na Feira Mercadológica (projeto do colégio)</text:span></text:p>
      <text:p text:style-name="P10"/>
      <text:p text:style-name="P5"/>
      <text:p text:style-name="P11"><text:span text:style-name="T3">EXPERIÊNCIA PROFISSIONAL</text:span></text:p>
      <text:p text:style-name="P11"><text:span text:style-name="T3"/></text:p>
      <text:p text:style-name="P12">Are o momento não tenh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2.501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50%" fo:keep-together="always" fo:keep-with-next="always"/>
      <style:text-properties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auto-update="true" style:default-outline-level="" style:class="chapter">
      <style:paragraph-properties fo:margin-top="0cm" fo:margin-bottom="0cm" style:contextual-spacing="true" fo:line-height="100%"/>
      <style:text-properties style:font-name="Calibri" fo:font-family="Calibri" style:font-family-generic="roman" style:font-pitch="variable" fo:font-size="36pt" fo:letter-spacing="-0.018cm" fo:font-weight="bold" style:letter-kerning="true" style:font-name-asian="F" style:font-family-generic-asian="system" style:font-pitch-asian="variable" style:font-size-asian="36pt" style:font-weight-asian="bold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style:font-name="Calibri" fo:font-family="Calibri" style:font-family-generic="roman" style:font-pitch="variable" fo:font-size="36pt" fo:letter-spacing="-0.018cm" fo:font-weight="bold" style:letter-kerning="true" style:font-name-asian="F" style:font-family-generic-asian="system" style:font-pitch-asian="variable" style:font-size-asian="36pt" style:font-weight-asian="bold" style:font-name-complex="F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urriculosimples.com</dc:title>
    <meta:initial-creator>Paulo</meta:initial-creator>
    <meta:keyword>curriculosimples.com</meta:keyword>
    <dc:description>curriculosimples.com</dc:description>
    <meta:editing-cycles>4</meta:editing-cycles>
    <meta:creation-date>2021-04-23T16:36:00</meta:creation-date>
    <dc:date>2023-05-26T12:48:49.717535670</dc:date>
    <meta:editing-duration>PT6M41S</meta:editing-duration>
    <meta:generator>LibreOffice/7.0.6.2$Linux_X86_64 LibreOffice_project/144abb84a525d8e30c9dbbefa69cbbf2d8d4ae3b</meta:generator>
    <meta:document-statistic meta:table-count="0" meta:image-count="0" meta:object-count="0" meta:page-count="1" meta:paragraph-count="12" meta:word-count="66" meta:character-count="500" meta:non-whitespace-character-count="441"/>
    <meta:user-defined meta:name="AppVersion">16.0000</meta:user-defined>
    <meta:template xlink:type="simple" xlink:actuate="onRequest" xlink:title="Normal" xlink:href=""/>
  </office:meta>
</office:document-meta>
</file>